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fo:font-weight="bold" fo:font-family="Arial" style:font-family-asian="Arial" style:font-family-complex="Arial" fo:background-color="transparent" fo:color="#38761d"/>
    </style:style>
    <style:style style:name="T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2.00pt" fo:font-weight="bold" fo:font-family="Arial" style:font-family-asian="Arial" style:font-family-complex="Arial" fo:background-color="transparent" fo:color="#38761d"/>
    </style:style>
    <style:style style:name="T1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lef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/>
    </style: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15.00%" fo:text-align="left"/>
    </style:style>
  </office:automatic-styles>
  <office:body>
    <office:text>
      <text:p text:style-name="P1"><text:span text:style-name="T1">Larissa Karolina da Silva Julião</text:span></text:p>
      <text:p text:style-name="P1"><text:span text:style-name="T2">(11)96249-8660</text:span></text:p>
      <text:p text:style-name="P1"><text:span text:style-name="T3">00001094803522sp@al.educacao.sp.gov.br</text:span></text:p>
      <text:p text:style-name="P1"><text:span text:style-name="T4"/></text:p>
      <text:p text:style-name="P2"><text:span text:style-name="T5"/></text:p>
      <text:p text:style-name="P2"><text:span text:style-name="T6"/></text:p>
      <text:p text:style-name="P2"><text:span text:style-name="T7">OBJETIVO</text:span></text:p>
      <text:p text:style-name="P2"><text:span text:style-name="T8">Adiquirir conhecimento e crescer junto com a empresa</text:span></text:p>
      <text:p text:style-name="P2"><text:span text:style-name="T8"/></text:p>
      <text:p text:style-name="P2"><text:span text:style-name="T8"/></text:p>
      <text:p text:style-name="P2"><text:span text:style-name="T9">FORMAÇÃO ACADÊMICA</text:span><text:span text:style-name="T10"/></text:p>
      <text:p text:style-name="P2"><text:span text:style-name="T10">E.E. Professora Raquel Assis Barreiros(crusando 2º ano do ensino médio)</text:span></text:p>
      <text:p text:style-name="P2"><text:span text:style-name="T10"/></text:p>
      <text:p text:style-name="P2"><text:span text:style-name="T11">PROJETOS curriculo</text:span><text:span text:style-name="T12"/></text:p>
      <text:p text:style-name="P2"><text:span text:style-name="T13">Nome do projeto : Algoritmos: criando uma aventura com HTML, CSS e JavaScript</text:span></text:p>
      <text:p text:style-name="P2"><text:span text:style-name="T13">Descrição: Utilize tags HTML para estruturar uma página web,</text:span></text:p>
      <text:p text:style-name="P2"><text:span text:style-name="T13">Utilize atributos de elementos HTML como class, id e data para manipular elementos,</text:span></text:p>
      <text:p text:style-name="P2"><text:span text:style-name="T13">Aplique estilos a uma página web usando CSS,</text:span></text:p>
      <text:p text:style-name="P2"><text:span text:style-name="T13">Manipule o DOM e crie interatividade a uma aventura</text:span></text:p>
      <text:p text:style-name="P2"><text:span text:style-name="T13"/></text:p>
      <text:p text:style-name="P2"><text:span text:style-name="T13">Nome do projeto:Listas: criando o seu jogo de cartas com listas e padrões</text:span></text:p>
      <text:p text:style-name="P2"><text:span text:style-name="T13">Descrição: Aprenda a transformar em algoritmos as regras de um jogo de cartas;</text:span></text:p>
      <text:p text:style-name="P2"><text:span text:style-name="T13">Use seus conhecimentos de matemática e programação para criar seu próprio jogo cartas;</text:span></text:p>
      <text:p text:style-name="P2"><text:span text:style-name="T13">Identifique padrões e crie estratégias eficazes para resolver problemas;</text:span></text:p>
      <text:p text:style-name="P2"><text:span text:style-name="T13">Entenda como dividir problemas grandes em partes menores;</text:span></text:p>
      <text:p text:style-name="P2"><text:span text:style-name="T13">Crie listas para guardar e manipular os dados do seu jogo.</text:span></text:p>
      <text:p text:style-name="P2"><text:span text:style-name="T13"/></text:p>
      <text:p text:style-name="P2"><text:span text:style-name="T13"><text:s/>perfil no GitHub :</text:span><text:a xlink:href="https://github.com/Larissakarolina"><text:span text:style-name="T14">https://github.com/Larissakarolina</text:span></text:a><text:span text:style-name="T15"/></text:p>
      <text:p text:style-name="P2"><text:span text:style-name="T15"/></text:p>
      <text:p text:style-name="P2"><text:span text:style-name="T16">TECNOLOGIAS<text:s/></text:span><text:span text:style-name="T17"/></text:p>
      <text:list text:style-name="L3">
        <text:list-item>
          <text:p text:style-name="P3"><text:span text:style-name="T18">Linguagem<text:s text:c="2"/>HTML e CSS;</text:span><text:span text:style-name="T19"/></text:p>
        </text:list-item>
        <text:list-item>
          <text:p text:style-name="P3"><text:span text:style-name="T20">Linguagem: JavaScript;</text:span><text:span text:style-name="T21"/></text:p>
        </text:list-item>
        <text:list-item>
          <text:p text:style-name="P3"><text:span text:style-name="T22">Ferramenta: alura,jps5,github,canva</text:span></text:p>
        </text:list-item>
      </text:list>
      <text:p text:style-name="P4"><text:span text:style-name="T22"/></text:p>
      <text:p text:style-name="P4"><text:span text:style-name="T23">CURSOS | CERTIFICAÇÕES</text:span></text:p>
      <text:p text:style-name="P5"><text:span text:style-name="T24">Etec Albert Einstein ( design de interiores)</text:span><text:span text:style-name="T25"/></text:p>
      <text:p text:style-name="P6"><text:span text:style-name="T25"/></text:p>
      <text:p text:style-name="P6"><text:span text:style-name="T26">IDIOMA</text:span></text:p>
      <text:p text:style-name="P6"><text:span text:style-name="T26">inglês<text:s/></text:span><text:span text:style-name="T27">nível(iniciante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